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978in" svg:height="6.3543in" svg:x="1.1488in" svg:y="0.0421in">
            <draw:object draw:notify-on-update-of-ranges="Sheet1.A1:Sheet1.A1200 Sheet1.B1:Sheet1.B1200 Sheet1.C1:Sheet1.C12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3031in" svg:height="6.5331in" svg:x="1.1488in" svg:y="6.5965in">
            <draw:object draw:notify-on-update-of-ranges="Sheet1.A500:Sheet1.A700 Sheet1.B500:Sheet1.B700 Sheet1.C500:Sheet1.C70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6" calcext:value-type="float">
            <text:p>41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7T14:11:09.515338235</dc:date>
    <dc:creator>Marcin Naw</dc:creator>
    <meta:document-statistic meta:table-count="1" meta:cell-count="3600" meta:object-count="2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045cm" svg:height="16.141cm" xlink:href=".." xlink:type="simple" chart:class="chart:bar" chart:style-name="ch1">
        <chart:legend chart:legend-position="end" svg:x="35.782cm" svg:y="7.522cm" style:legend-expansion="high" chart:style-name="ch2"/>
        <chart:plot-area chart:style-name="ch3" table:cell-range-address="Sheet1.A1:Sheet1.C1200" chart:data-source-has-labels="column" svg:x="1.21cm" svg:y="1.423cm" svg:width="33.052cm" svg:height="13.976cm">
          <chartooo:coordinate-region svg:x="2.017cm" svg:y="1.622cm" svg:width="32.245cm" svg:height="12.723cm"/>
          <chart:axis chart:dimension="x" chart:name="primary-x" chart:style-name="ch4" chartooo:axis-type="auto">
            <chartooo:date-scale/>
            <chart:categories table:cell-range-address="Sheet1.A1:Sheet1.A12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200" chart:class="chart:bar">
            <chart:data-point chart:repeated="1200"/>
          </chart:series>
          <chart:series chart:style-name="ch8" chart:values-cell-range-address="Sheet1.C1:Sheet1.C1200" chart:class="chart:bar">
            <chart:data-point chart:repeated="1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1200</svg:desc>
                </draw:g>
              </table:table-cell>
              <table:table-cell office:value-type="float" office:value="0">
                <text:p>0</text:p>
                <draw:g>
                  <svg:desc>Sheet1.B1:Sheet1.B1200</svg:desc>
                </draw:g>
              </table:table-cell>
              <table:table-cell office:value-type="float" office:value="0">
                <text:p>0</text:p>
                <draw:g>
                  <svg:desc>Sheet1.C1:Sheet1.C120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16">
                <text:p>41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9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1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2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3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4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5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6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7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8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9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1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2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3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4">
                <text:p>1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5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6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7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8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49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1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2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3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4">
                <text:p>1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5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6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7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8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9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1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2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3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4">
                <text:p>1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5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6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7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8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9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1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2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3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4">
                <text:p>1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5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6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7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8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9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1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2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3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4">
                <text:p>1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5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6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7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8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9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1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2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3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4">
                <text:p>1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5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7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8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9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8.871cm" svg:height="16.595cm" xlink:href=".." xlink:type="simple" chart:class="chart:bar" chart:style-name="ch1">
        <chart:legend chart:legend-position="end" svg:x="36.608cm" svg:y="7.749cm" style:legend-expansion="high" chart:style-name="ch2"/>
        <chart:plot-area chart:style-name="ch3" table:cell-range-address="Sheet1.A500:Sheet1.C700" chart:data-source-has-labels="column" svg:x="1.227cm" svg:y="1.459cm" svg:width="33.827cm" svg:height="14.385cm">
          <chartooo:coordinate-region svg:x="2.034cm" svg:y="1.658cm" svg:width="32.961cm" svg:height="13.262cm"/>
          <chart:axis chart:dimension="x" chart:name="primary-x" chart:style-name="ch4" chartooo:axis-type="auto">
            <chartooo:date-scale/>
            <chart:categories table:cell-range-address="Sheet1.A500:Sheet1.A7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00:Sheet1.B700" chart:class="chart:bar">
            <chart:data-point chart:repeated="201"/>
          </chart:series>
          <chart:series chart:style-name="ch8" chart:values-cell-range-address="Sheet1.C500:Sheet1.C700" chart:class="chart:bar">
            <chart:data-point chart:repeated="2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99">
                <text:p>500</text:p>
                <draw:g>
                  <svg:desc>Sheet1.A500:Sheet1.A700</svg:desc>
                </draw:g>
              </table:table-cell>
              <table:table-cell office:value-type="float" office:value="0">
                <text:p>0</text:p>
                <draw:g>
                  <svg:desc>Sheet1.B500:Sheet1.B700</svg:desc>
                </draw:g>
              </table:table-cell>
              <table:table-cell office:value-type="float" office:value="0">
                <text:p>0</text:p>
                <draw:g>
                  <svg:desc>Sheet1.C500:Sheet1.C700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7">
                <text:p>2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16">
                <text:p>41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62">
                <text:p>6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8">
                <text:p>1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43">
                <text:p>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40">
                <text:p>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5">
                <text:p>5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7">
                <text:p>2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